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11.5pt" style:font-size-asian="11.5pt" style:font-size-complex="11.5pt"/>
    </style:style>
    <style:style style:name="T3" style:family="text">
      <style:text-properties fo:font-size="12.5pt" style:font-size-asian="12.5pt" style:font-size-complex="12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 el archivo index.html sumé el SEO con las siguientes características:</text:p>
      <text:list xml:id="list1831499543" text:style-name="WWNum1">
        <text:list-item>
          <text:p text:style-name="P1"><text:span text:style-name="T1">Descripción</text:span>: mediante la etiqueta meta name description, agregué el siguiente párrafo que explica en pocas palabras el contenido de mi sitio: “<text:span text:style-name="T2">Esta es la web de La Logia Compañeros del Silencio, logia marplatense encontrada en san martin 3235</text:span>".</text:p>
        </text:list-item>
        <text:list-item>
          <text:p text:style-name="P1"><text:span text:style-name="T1">Palabras clave</text:span>: mediante la etiqueta meta name keywords, agregué las palabras clave que acompañarán a todas las páginas de mi sitio: "<text:span text:style-name="T2">Logia, Masoneria, Argentina, Libertad, Pensamiento, Ideas, Compañeros, Orígenes, Costumbres</text:span></text:p>
        </text:list-item>
        <text:list-item>
          <text:p text:style-name="P1">"</text:p>
        </text:list-item>
        <text:list-item>
          <text:p text:style-name="P1"><text:span text:style-name="T1">Encabezado</text:span>: para el encabezado del h1 utilicé el texto “Logia Masonica “Compañeros del Silencio””</text:p>
        </text:list-item>
      </text:list>
      <text:p text:style-name="Standard"/>
      <text:p text:style-name="Standard"/>
      <text:p text:style-name="Standard">En el archivo masoneria.html sumé el SEO con las siguientes características:</text:p>
      <text:list xml:id="list160921107665263" text:continue-numbering="true" text:style-name="WWNum1">
        <text:list-item>
          <text:p text:style-name="P1"><text:span text:style-name="T1">Descripción</text:span>: mediante la etiqueta meta name description, agregué el siguiente párrafo que explica en pocas palabras el contenido de mi sitio: “<text:span text:style-name="T2">Explicacion de que es la masoneria y cuales son los requisitos para su ingreso</text:span>".</text:p>
        </text:list-item>
        <text:list-item>
          <text:p text:style-name="P1"><text:span text:style-name="T1">Palabras clave</text:span>: mediante la etiqueta meta name keywords, agregué las palabras clave que acompañarán a todas las páginas de mi sitio: "<text:span text:style-name="T2">Logia, Masoneria, Argentina, Libertad, Pensamiento, Ideas, Compañeros, Orígenes, Costumbres, ingreso</text:span>"</text:p>
        </text:list-item>
        <text:list-item>
          <text:p text:style-name="P1"><text:span text:style-name="T1">Encabezado</text:span>: para el encabezado del h1 utilicé el texto “Que es la Masonería ”</text:p>
        </text:list-item>
      </text:list>
      <text:p text:style-name="Standard"/>
      <text:p text:style-name="Standard"/>
      <text:p text:style-name="Standard"/>
      <text:p text:style-name="Standard">En el archivo quienessomos.html sumé el SEO con las siguientes características:</text:p>
      <text:list xml:id="list160921543918307" text:continue-numbering="true" text:style-name="WWNum1">
        <text:list-item>
          <text:p text:style-name="P1"><text:span text:style-name="T1">Descripción</text:span>: mediante la etiqueta meta name description, agregué el siguiente párrafo que explica en pocas palabras el contenido de mi sitio: “<text:span text:style-name="T3">Logia compañeros del silencio origen y como fue creada y hace cuanto</text:span>".</text:p>
        </text:list-item>
        <text:list-item>
          <text:p text:style-name="P1"><text:span text:style-name="T1">Palabras clave</text:span>: mediante la etiqueta meta name keywords, agregué las palabras clave que acompañarán a todas las páginas de mi sitio: "<text:span text:style-name="T2">Logia Masoneria Argentina Libertad Pensamiento Ideas Compañeros Origenes Costumbres creacion Noticias</text:span>"</text:p>
        </text:list-item>
        <text:list-item>
          <text:p text:style-name="P1"><text:span text:style-name="T1">Encabezado</text:span>: para el encabezado del h1 utilicé el texto “Historia de la Logia Compañeros del Silencio n°328 ”</text:p>
        </text:list-item>
      </text:list>
      <text:p text:style-name="Standard"/>
      <text:p text:style-name="Standard"/>
      <text:p text:style-name="Standard">En el archivo inscripcion.html sumé el SEO con las siguientes características:</text:p>
      <text:list xml:id="list160921680712642" text:continue-numbering="true" text:style-name="WWNum1">
        <text:list-item>
          <text:p text:style-name="P1"><text:span text:style-name="T1">Descripción</text:span>: mediante la etiqueta meta name description, agregué el siguiente párrafo que explica en pocas palabras el contenido de mi sitio: “<text:span text:style-name="T3">formulario de ingreso para la logia compañeros del silencio hombre libre y de buenas costumbre</text:span>".</text:p>
        </text:list-item>
        <text:list-item>
          <text:p text:style-name="P1"><text:span text:style-name="T1">Palabras clave</text:span>: mediante la etiqueta meta name keywords, agregué las palabras clave que acompañarán a todas las páginas de mi sitio: "<text:span text:style-name="T3">Logia Masoneria Argentina Libertad Pensamiento Ideas Compañeros Origenes Costumbres ingreso aprender formulario</text:span>".</text:p>
        </text:list-item>
        <text:list-item>
          <text:p text:style-name="P1"><text:span text:style-name="T1">Encabezado</text:span>: para el encabezado del h1 utilicé el texto “Formulario de la Logia Compañeros del Silencio n°328 ”</text:p>
        </text:list-item>
      </text:list>
      <text:p text:style-name="Standard"/>
      <text:p text:style-name="Standard"><text:soft-page-break/></text:p>
      <text:p text:style-name="Standard"/>
      <text:p text:style-name="Standard">En el archivo argentina.html sumé el SEO con las siguientes características:</text:p>
      <text:list xml:id="list160920180483875" text:continue-numbering="true" text:style-name="WWNum1">
        <text:list-item>
          <text:p text:style-name="P1"><text:span text:style-name="T1">Descripción</text:span>: mediante la etiqueta meta name description, agregué el siguiente párrafo que explica en pocas palabras el contenido de mi sitio: “<text:span text:style-name="T3">Logia en la argentin, su origen y su llegada de afuera a este pais</text:span>".</text:p>
        </text:list-item>
        <text:list-item>
          <text:p text:style-name="P1"><text:span text:style-name="T1">Palabras clave</text:span>: mediante la etiqueta meta name keywords, agregué las palabras clave que acompañarán a todas las páginas de mi sitio: "<text:span text:style-name="T3">Logia Masoneria Argentina Libertad Pensamiento Ideas Compañeros Origenes Costumbres ingreso aprender formulario migracion</text:span>".</text:p>
        </text:list-item>
        <text:list-item>
          <text:p text:style-name="P1"><text:span text:style-name="T1">Encabezado</text:span>: para el encabezado del h1 utilicé el texto “Origenes en el pais ”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1" meta:word-count="487" meta:character-count="3197" meta:non-whitespace-character-count="2747"/>
    <meta:generator>LibreOfficeDev/6.0.5.2$Linux_X86_64 LibreOffice_project/</meta:generator>
  </office:meta>
</office:document-meta>
</file>